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ad5" officeooo:paragraph-rsid="00126ad5"/>
    </style:style>
    <style:style style:name="P2" style:family="paragraph" style:parent-style-name="Standard">
      <style:text-properties officeooo:rsid="00137e59" officeooo:paragraph-rsid="00137e59"/>
    </style:style>
    <style:style style:name="P3" style:family="paragraph" style:parent-style-name="Standard">
      <style:text-properties officeooo:rsid="00137e59" officeooo:paragraph-rsid="001538be"/>
    </style:style>
    <style:style style:name="P4" style:family="paragraph" style:parent-style-name="Standard">
      <style:text-properties officeooo:rsid="00137e59" officeooo:paragraph-rsid="00170e5c"/>
    </style:style>
    <style:style style:name="P5" style:family="paragraph" style:parent-style-name="Standard">
      <style:text-properties officeooo:rsid="00170e5c" officeooo:paragraph-rsid="00170e5c"/>
    </style:style>
    <style:style style:name="P6" style:family="paragraph" style:parent-style-name="Standard">
      <style:text-properties officeooo:rsid="0017d141" officeooo:paragraph-rsid="0017d141"/>
    </style:style>
    <style:style style:name="P7" style:family="paragraph" style:parent-style-name="Standard">
      <style:text-properties officeooo:rsid="0017d141" officeooo:paragraph-rsid="0019179d"/>
    </style:style>
    <style:style style:name="P8" style:family="paragraph" style:parent-style-name="Standard">
      <style:text-properties officeooo:rsid="0019179d" officeooo:paragraph-rsid="0019179d"/>
    </style:style>
    <style:style style:name="P9" style:family="paragraph" style:parent-style-name="Standard">
      <style:text-properties officeooo:rsid="001538be" officeooo:paragraph-rsid="001538be"/>
    </style:style>
    <style:style style:name="P10" style:family="paragraph" style:parent-style-name="Standard">
      <style:text-properties officeooo:rsid="001538be" officeooo:paragraph-rsid="00170e5c"/>
    </style:style>
    <style:style style:name="P11" style:family="paragraph" style:parent-style-name="Standard">
      <style:text-properties officeooo:rsid="00201d47" officeooo:paragraph-rsid="00201d47"/>
    </style:style>
    <style:style style:name="T1" style:family="text">
      <style:text-properties officeooo:rsid="00137e59"/>
    </style:style>
    <style:style style:name="T2" style:family="text">
      <style:text-properties officeooo:rsid="001538be"/>
    </style:style>
    <style:style style:name="T3" style:family="text">
      <style:text-properties officeooo:rsid="0017d141"/>
    </style:style>
    <style:style style:name="T4" style:family="text">
      <style:text-properties officeooo:rsid="0019179d"/>
    </style:style>
    <style:style style:name="T5" style:family="text">
      <style:text-properties officeooo:rsid="001e7bec"/>
    </style:style>
    <style:style style:name="T6" style:family="text">
      <style:text-properties officeooo:rsid="00201d47"/>
    </style:style>
    <style:style style:name="T7" style:family="text">
      <style:text-properties officeooo:rsid="002029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jamin Jenney</text:p>
      <text:p text:style-name="P1"/>
      <text:p text:style-name="P1">CHAPTER 5</text:p>
      <text:p text:style-name="P1"/>
      <text:p text:style-name="P1">1.increment</text:p>
      <text:p text:style-name="P1">2. decrement</text:p>
      <text:p text:style-name="P1">3. in prefix mode</text:p>
      <text:p text:style-name="P1">4. postfix mode</text:p>
      <text:p text:style-name="P1">5. body</text:p>
      <text:p text:style-name="P1">6. iteration</text:p>
      <text:p text:style-name="P1">7. pre-test loop</text:p>
      <text:p text:style-name="P1">8. post-test loop</text:p>
      <text:p text:style-name="P11">9. infinite loop</text:p>
      <text:p text:style-name="P1"><text:span text:style-name="T6">10.</text:span> counter</text:p>
      <text:p text:style-name="P1"><text:span text:style-name="T6">11</text:span>. accumulator</text:p>
      <text:p text:style-name="P1"><text:span text:style-name="T6">12</text:span>. iterator</text:p>
      <text:p text:style-name="P1">1<text:span text:style-name="T6">3</text:span>. <text:span text:style-name="T1">Sentinel</text:span></text:p>
      <text:p text:style-name="P2">1<text:span text:style-name="T6">4</text:span>. <text:span text:style-name="T7">for loop</text:span></text:p>
      <text:p text:style-name="P2">1<text:span text:style-name="T7">5</text:span>. do-while</text:p>
      <text:p text:style-name="P2">1<text:span text:style-name="T7">6.</text:span> while and for loops</text:p>
      <text:p text:style-name="P2">1<text:span text:style-name="T7">7</text:span>. initializer, condition (test), update;</text:p>
      <text:p text:style-name="P2">1<text:span text:style-name="T7">8</text:span>. nested loop</text:p>
      <text:p text:style-name="P2"><text:span text:style-name="T7">19</text:span>. break</text:p>
      <text:p text:style-name="P2"><text:span text:style-name="T7">20</text:span>. continue</text:p>
      <text:p text:style-name="P3"><text:span text:style-name="T7">21</text:span>. <text:span text:style-name="T2">fstream</text:span></text:p>
      <text:p text:style-name="P9">2<text:span text:style-name="T7">2</text:span>. ofstream</text:p>
      <text:p text:style-name="P9">2<text:span text:style-name="T7">3</text:span>. it will be erased</text:p>
      <text:p text:style-name="P9">2<text:span text:style-name="T7">4</text:span>. ifstream</text:p>
      <text:p text:style-name="P10">2<text:span text:style-name="T7">5</text:span>. the files read position is the byte that is being read, it starts at the first byte when a new file is accessed</text:p>
      <text:p text:style-name="P5">2<text:span text:style-name="T7">6</text:span>.close()</text:p>
      <text:p text:style-name="P4"/>
      <text:p text:style-name="P5">34.</text:p>
      <text:p text:style-name="P5">int number;</text:p>
      <text:p text:style-name="P5">cout &lt;&lt; “Enter an even number: “;</text:p>
      <text:p text:style-name="P5">while (number % 2 != 0) {</text:p>
      <text:p text:style-name="P5"><text:tab/><text:span text:style-name="T3">cin &gt;&gt; number;</text:span></text:p>
      <text:p text:style-name="P5"><text:tab/>cout &lt;&lt; “number must be even, <text:span text:style-name="T3">Re-enter number: </text:span>”;</text:p>
      <text:p text:style-name="P6">}</text:p>
      <text:p text:style-name="P6"/>
      <text:p text:style-name="P6">36.</text:p>
      <text:p text:style-name="P6">int x = 50;</text:p>
      <text:p text:style-name="P6">while (x &gt; 0) {</text:p>
      <text:p text:style-name="P6">cout &lt;&lt; x &lt;&lt; “seconds to go. \n “;</text:p>
      <text:p text:style-name="P6">x--</text:p>
      <text:p text:style-name="P6">}</text:p>
      <text:p text:style-name="P6"/>
      <text:p text:style-name="P6"/>
      <text:p text:style-name="P6">40. <text:s/>output :: 23456789</text:p>
      <text:p text:style-name="P6"><text:soft-page-break/></text:p>
      <text:p text:style-name="P7">42. output ::</text:p>
      <text:p text:style-name="P7">$9999</text:p>
      <text:p text:style-name="P8">$9999</text:p>
      <text:p text:style-name="P8">$9999</text:p>
      <text:p text:style-name="P7"/>
      <text:p text:style-name="P8">44. A) line 6: while loops conditional statement should not have a semicolon after it</text:p>
      <text:p text:style-name="P7"><text:tab/><text:span text:style-name="T4">line 8 : quotes were not closed</text:span></text:p>
      <text:p text:style-name="P8"><text:s text:c="6"/>B) <text:s/><text:span text:style-name="T5">line 9: increments count again inside the for loop, not good practice.</text:span></text:p>
      <text:p text:style-name="P8"><text:tab/><text:span text:style-name="T5">Line 11: data type conflict, integer to dou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30:47.057239789</meta:creation-date>
    <dc:date>2018-10-13T16:39:55.345927921</dc:date>
    <meta:editing-duration>PT15M3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50" meta:word-count="197" meta:character-count="1004" meta:non-whitespace-character-count="845"/>
  </office:meta>
</office:document-meta>
</file>